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af338" officeooo:paragraph-rsid="001af338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af338" officeooo:paragraph-rsid="001af338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af338" officeooo:paragraph-rsid="001af338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bde04" officeooo:paragraph-rsid="001bde0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c122b" officeooo:paragraph-rsid="001c122b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d53e6" officeooo:paragraph-rsid="001d53e6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1af338" officeooo:paragraph-rsid="001af33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c122b" style:font-style-asian="italic" style:font-weight-asian="bold" style:font-style-complex="italic" style:font-weight-complex="bold"/>
    </style:style>
    <style:style style:name="T4" style:family="text">
      <style:text-properties officeooo:rsid="001bde04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e9ab3" style:font-weight-asian="normal" style:font-weight-complex="normal"/>
    </style:style>
    <style:style style:name="T11" style:family="text">
      <style:text-properties officeooo:rsid="001c12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ассификация тестирования</text:p>
      <text:p text:style-name="P1"/>
      <text:p text:style-name="P7">вопрос по видам тестирования имеется ввиду классификация по уровню функционального тестирования <text:s/></text:p>
      <text:p text:style-name="P2">- <text:span text:style-name="T1">по уровню функционального тестирования</text:span></text:p>
      <text:p text:style-name="P2">функциональное (соответствие заявленным функциональным требованиям к его реальным хар-кам) </text:p>
      <text:p text:style-name="P2"><text:tab/><text:span text:style-name="T2">виды функционального тестирования:</text:span></text:p>
      <text:p text:style-name="P2"><text:span text:style-name="T5">Дымовое тестирование (smoke test)</text:span><text:span text:style-name="T1"> </text:span>проводится при появлении нового билда, <text:span text:style-name="T4">направленного на проверку готовности продукта к проведению расширенного тестирования и определение общего качества продукта, дает ответ готово ли приложение к выполнению основных функции или нет. (быстрый вид тестирования)</text:span></text:p>
      <text:p text:style-name="P2"><text:s/></text:p>
      <text:p text:style-name="P4">Тестирование критического пути (critical path)<text:span text:style-name="T9"> подразумевает проверку стандартного пути пользователя для выполнения бизнес логики или типичных пользовательских сценариев (например создание ордера в интеренет магазине или маркет плейсе, использование встроенного функционала в том или ином приложении по добавлении статьи, картинки и тд, еще называется интеграционным тестом) <text:s/></text:span></text:p>
      <text:p text:style-name="P4"><text:span text:style-name="T9"/></text:p>
      <text:p text:style-name="P5">Расширенное тестирование (extended)<text:span text:style-name="T8"> </text:span><text:span text:style-name="T9">подразумевает как позитивные и негативные тесты, прохождение наиболее полного пути пользовательских сценариев, <text:s/></text:span></text:p>
      <text:p text:style-name="P2"/>
      <text:p text:style-name="P2"/>
      <text:p text:style-name="P3">не-функциональное тестирование </text:p>
      <text:p text:style-name="P2">(соответствие не-функциональных свойств с его не-функциональным требованиям, безопасность, производительность , юзабилити, локализация, отказоуст<text:span text:style-name="T11">о</text:span>йчивость)</text:p>
      <text:p text:style-name="P2"><text:tab/><text:span text:style-name="T3">виды не-функционального тестирования:</text:span></text:p>
      <text:p text:style-name="P5">Тестирование производительности<text:span text:style-name="T9"> <text:s/>нагрузочные тесты (производительность, потребление ресурсов; проверка требуемым характеристикам: отказоустойчивость для 1000пол./сек)</text:span></text:p>
      <text:p text:style-name="P5">Стресс тестирование<text:span text:style-name="T9"> проверка на максимальную нагрузку, которая в разы превышает нашу норму при тестировании производительности <text:s/></text:span></text:p>
      <text:p text:style-name="P5"><text:span text:style-name="T9"/></text:p>
      <text:p text:style-name="P5">Тестирование стабильности<text:span text:style-name="T9"> проверка приложения при длительной работе</text:span></text:p>
      <text:p text:style-name="P5"><text:span text:style-name="T9"/></text:p>
      <text:p text:style-name="P5">Объемное тестирование <text:span text:style-name="T9">тестирование при увеличенных объемах обрабатываемых данных (1000пол начинают отправлять сообщения или подгружать файлы)</text:span></text:p>
      <text:p text:style-name="P5"><text:span text:style-name="T9"/></text:p>
      <text:p text:style-name="P6">Инсталяционное тестирование<text:span text:style-name="T9"> тестирование направленное на успешную установку настройки, обновление или удаление ПО.</text:span></text:p>
      <text:p text:style-name="P6"><text:span text:style-name="T9"/></text:p>
      <text:p text:style-name="P6">Проверка удобства<text:span text:style-name="T9"> проверка то насколько наш продукт удобен в использовании (юзабилити)</text:span></text:p>
      <text:p text:style-name="P6"><text:span text:style-name="T9"/></text:p>
      <text:p text:style-name="P6">Тестирование безопасности<text:span text:style-name="T9"> стратегия тестирования нацеленная на выявление ошибок связанных с проблемами безопасности, анализа рисков связанных с обеспечением целостного подхода защиты приложения и безопасностью его </text:span><text:soft-page-break/><text:span text:style-name="T9">использования, атак злоумышленников, вирусов, несанкционированного доступа к конфиденциальным данным.</text:span></text:p>
      <text:p text:style-name="P6"><text:span text:style-name="T9"/></text:p>
      <text:p text:style-name="P6">Локализации и интернационализации<text:span text:style-name="T9"> проверка адаптации продукта к языку и культуре клиента (перевод, часовой пояс, формат даты, единицы измерения)</text:span></text:p>
      <text:p text:style-name="P6"><text:span text:style-name="T9"/></text:p>
      <text:p text:style-name="P6">Тестирование доступности<text:span text:style-name="T9"> </text:span><text:span text:style-name="T10">доступность людям с ограниченными возможности.</text:span></text:p>
      <text:p text:style-name="P5"><text:span text:style-name="T9"/></text:p>
      <text:p text:style-name="P5"><text:span text:style-name="T9"/></text:p>
      <text:p text:style-name="P2"/>
      <text:p text:style-name="P2">- по уровню детализации приложения</text:p>
      <text:p text:style-name="P2">- по запуску кода на исполнение</text:p>
      <text:p text:style-name="P2">- в зависимости от исполнителя</text:p>
      <text:p text:style-name="P2">- по позитивности сценария</text:p>
      <text:p text:style-name="P2">- по цели тестировани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00:35:26.330296260</meta:creation-date>
    <dc:date>2022-12-28T01:25:54.090908918</dc:date>
    <meta:editing-duration>PT2M33S</meta:editing-duration>
    <meta:editing-cycles>1</meta:editing-cycles>
    <meta:document-statistic meta:table-count="0" meta:image-count="0" meta:object-count="0" meta:page-count="2" meta:paragraph-count="26" meta:word-count="300" meta:character-count="2708" meta:non-whitespace-character-count="2419"/>
    <meta:generator>LibreOffice/6.4.7.2$Linux_X86_64 LibreOffice_project/40$Build-2</meta:generator>
  </office:meta>
</office:document-meta>
</file>